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officeooo:paragraph-rsid="0015ae6e"/>
    </style:style>
    <style:style style:name="P2" style:family="paragraph" style:parent-style-name="Standard">
      <style:paragraph-properties fo:line-height="100%"/>
      <style:text-properties officeooo:paragraph-rsid="0015f26b"/>
    </style:style>
    <style:style style:name="P3" style:family="paragraph" style:parent-style-name="Standard">
      <style:paragraph-properties fo:line-height="100%"/>
      <style:text-properties officeooo:paragraph-rsid="003a9009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/>
      <style:text-properties fo:font-size="10pt" fo:font-weight="normal" officeooo:rsid="00410b6a" officeooo:paragraph-rsid="00538c7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/>
      <style:text-properties fo:font-size="10pt" fo:font-weight="normal" officeooo:rsid="00410b6a" officeooo:paragraph-rsid="00612f1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/>
      <style:text-properties fo:font-size="10pt" fo:font-weight="normal" officeooo:rsid="00418512" officeooo:paragraph-rsid="00538c7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/>
      <style:text-properties fo:font-size="10pt" fo:font-weight="normal" officeooo:rsid="00418512" officeooo:paragraph-rsid="00612f1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/>
      <style:text-properties fo:font-size="10pt" fo:font-weight="normal" officeooo:rsid="00436fb1" officeooo:paragraph-rsid="00538c79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/>
      <style:text-properties fo:font-size="10pt" fo:font-weight="normal" officeooo:rsid="00436fb1" officeooo:paragraph-rsid="00612f13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/>
      <style:text-properties fo:font-size="10pt" fo:font-weight="normal" officeooo:rsid="005749b9" officeooo:paragraph-rsid="005749b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/>
      <style:text-properties fo:font-size="10pt" fo:font-weight="normal" officeooo:rsid="0058fb60" officeooo:paragraph-rsid="0058fb60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/>
      <style:text-properties fo:font-size="10pt" fo:font-weight="normal" officeooo:rsid="0058fb60" officeooo:paragraph-rsid="00410b6a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00%"/>
      <style:text-properties fo:font-size="10pt" fo:font-weight="normal" officeooo:rsid="0058fb60" officeooo:paragraph-rsid="00612f13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/>
      <style:text-properties fo:font-size="10pt" fo:font-weight="normal" officeooo:rsid="005fe447" officeooo:paragraph-rsid="005fe447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/>
      <style:text-properties fo:font-size="10pt" fo:font-weight="normal" officeooo:rsid="0043e262" officeooo:paragraph-rsid="00612f13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/>
      <style:text-properties officeooo:rsid="0014d3e5" officeooo:paragraph-rsid="00199867"/>
    </style:style>
    <style:style style:name="P37" style:family="paragraph" style:parent-style-name="Standard">
      <style:paragraph-properties fo:line-height="100%"/>
      <style:text-properties officeooo:rsid="00211381" officeooo:paragraph-rsid="00211381"/>
    </style:style>
    <style:style style:name="P38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39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40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41" style:family="paragraph" style:parent-style-name="Standard">
      <style:paragraph-properties fo:line-height="100%"/>
      <style:text-properties fo:font-weight="bold" officeooo:rsid="00410b6a" officeooo:paragraph-rsid="00538c79" style:font-weight-asian="bold" style:font-weight-complex="bold"/>
    </style:style>
    <style:style style:name="P42" style:family="paragraph" style:parent-style-name="Standard">
      <style:paragraph-properties fo:line-height="100%"/>
      <style:text-properties fo:font-weight="bold" officeooo:rsid="00410b6a" officeooo:paragraph-rsid="00612f13" style:font-weight-asian="bold" style:font-weight-complex="bold"/>
    </style:style>
    <style:style style:name="P43" style:family="paragraph" style:parent-style-name="Standard">
      <style:paragraph-properties fo:line-height="100%"/>
      <style:text-properties fo:font-weight="bold" officeooo:rsid="00418512" officeooo:paragraph-rsid="00538c79" style:font-weight-asian="bold" style:font-weight-complex="bold"/>
    </style:style>
    <style:style style:name="P44" style:family="paragraph" style:parent-style-name="Standard">
      <style:paragraph-properties fo:line-height="100%"/>
      <style:text-properties fo:font-weight="bold" officeooo:rsid="00418512" officeooo:paragraph-rsid="00612f13" style:font-weight-asian="bold" style:font-weight-complex="bold"/>
    </style:style>
    <style:style style:name="P45" style:family="paragraph" style:parent-style-name="Standard">
      <style:paragraph-properties fo:line-height="100%"/>
      <style:text-properties fo:font-weight="bold" officeooo:rsid="00436fb1" officeooo:paragraph-rsid="00612f13" style:font-weight-asian="bold" style:font-weight-complex="bold"/>
    </style:style>
    <style:style style:name="P46" style:family="paragraph" style:parent-style-name="Standard">
      <style:paragraph-properties fo:line-height="100%"/>
      <style:text-properties fo:font-size="10pt" fo:font-weight="normal" officeooo:rsid="0043e262" officeooo:paragraph-rsid="00612f13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/>
      <style:text-properties fo:font-size="10pt" fo:font-weight="normal" officeooo:rsid="00612f13" officeooo:paragraph-rsid="00612f13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22100a" style:font-size-asian="10pt" style:font-size-complex="10pt"/>
    </style:style>
    <style:style style:name="T9" style:family="text">
      <style:text-properties fo:font-size="10pt" officeooo:rsid="00242d21" style:font-size-asian="10pt" style:font-size-complex="10pt"/>
    </style:style>
    <style:style style:name="T10" style:family="text">
      <style:text-properties fo:font-size="10pt" officeooo:rsid="0030ebde" style:font-size-asian="10pt" style:font-size-complex="10pt"/>
    </style:style>
    <style:style style:name="T11" style:family="text">
      <style:text-properties fo:font-size="10pt" officeooo:rsid="00315b00" style:font-size-asian="10pt" style:font-size-complex="10pt"/>
    </style:style>
    <style:style style:name="T12" style:family="text">
      <style:text-properties fo:font-size="10pt" officeooo:rsid="003629d8" style:font-size-asian="10pt" style:font-size-complex="10pt"/>
    </style:style>
    <style:style style:name="T13" style:family="text">
      <style:text-properties fo:font-size="10pt" officeooo:rsid="003684cf" style:font-size-asian="10pt" style:font-size-complex="10pt"/>
    </style:style>
    <style:style style:name="T14" style:family="text">
      <style:text-properties fo:font-size="10pt" officeooo:rsid="0036ab2c" style:font-size-asian="10pt" style:font-size-complex="10pt"/>
    </style:style>
    <style:style style:name="T15" style:family="text">
      <style:text-properties fo:font-size="10pt" officeooo:rsid="0036db65" style:font-size-asian="10pt" style:font-size-complex="10pt"/>
    </style:style>
    <style:style style:name="T16" style:family="text">
      <style:text-properties fo:font-size="10pt" officeooo:rsid="003738ce" style:font-size-asian="10pt" style:font-size-complex="10pt"/>
    </style:style>
    <style:style style:name="T17" style:family="text">
      <style:text-properties fo:font-size="10pt" officeooo:rsid="0039154e" style:font-size-asian="10pt" style:font-size-complex="10pt"/>
    </style:style>
    <style:style style:name="T18" style:family="text">
      <style:text-properties fo:font-size="10pt" officeooo:rsid="003bdbc9" style:font-size-asian="10pt" style:font-size-complex="10pt"/>
    </style:style>
    <style:style style:name="T19" style:family="text">
      <style:text-properties fo:font-size="10pt" officeooo:rsid="003ea2cf" style:font-size-asian="10pt" style:font-size-complex="10pt"/>
    </style:style>
    <style:style style:name="T20" style:family="text">
      <style:text-properties fo:font-size="10pt" officeooo:rsid="004036d4" style:font-size-asian="10pt" style:font-size-complex="10pt"/>
    </style:style>
    <style:style style:name="T21" style:family="text">
      <style:text-properties fo:font-size="10pt" officeooo:rsid="00406838" style:font-size-asian="10pt" style:font-size-complex="10pt"/>
    </style:style>
    <style:style style:name="T22" style:family="text">
      <style:text-properties fo:font-size="10pt" officeooo:rsid="00538c79" style:font-size-asian="10pt" style:font-size-complex="10pt"/>
    </style:style>
    <style:style style:name="T23" style:family="text">
      <style:text-properties fo:font-size="10pt" officeooo:rsid="005fe447" style:font-size-asian="10pt" style:font-size-complex="10pt"/>
    </style:style>
    <style:style style:name="T24" style:family="text">
      <style:text-properties fo:font-size="10pt" officeooo:rsid="00612f13" style:font-size-asian="10pt" style:font-size-complex="10pt"/>
    </style:style>
    <style:style style:name="T25" style:family="text">
      <style:text-properties fo:font-size="10pt" officeooo:rsid="0065d472" style:font-size-asian="10pt" style:font-size-complex="10pt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538c79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5c8290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5fe447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612f13" style:font-size-asian="10pt" style:font-weight-asian="normal" style:font-size-complex="10pt" style:font-weight-complex="normal"/>
    </style:style>
    <style:style style:name="T33" style:family="text">
      <style:text-properties officeooo:rsid="0036ab2c"/>
    </style:style>
    <style:style style:name="T34" style:family="text">
      <style:text-properties officeooo:rsid="003a9009"/>
    </style:style>
    <style:style style:name="T35" style:family="text">
      <style:text-properties officeooo:rsid="0043f76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38c79"/>
    </style:style>
    <style:style style:name="T38" style:family="text">
      <style:text-properties officeooo:rsid="00558b7f"/>
    </style:style>
    <style:style style:name="T39" style:family="text">
      <style:text-properties officeooo:rsid="005f7936"/>
    </style:style>
    <style:style style:name="T40" style:family="text">
      <style:text-properties officeooo:rsid="005fe447"/>
    </style:style>
    <style:style style:name="T41" style:family="text">
      <style:text-properties officeooo:rsid="00612f13"/>
    </style:style>
    <style:style style:name="T42" style:family="text">
      <style:text-properties officeooo:rsid="0063be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Name</text:p>
          </table:table-cell>
          <table:table-cell table:style-name="Table1.B1" office:value-type="string">
            <text:p text:style-name="P37"><text:span text:style-name="T13">Ex</text:span><text:span text:style-name="T12">1_2 </text:span><text:span text:style-name="T1">PYTHON ENVIRONMENT </text:span><text:span text:style-name="T8">SETUP</text:span></text:p>
          </table:table-cell>
        </table:table-row>
        <table:table-row table:style-name="Table1.1">
          <table:table-cell table:style-name="Table1.A2" office:value-type="string">
            <text:p text:style-name="P40">Challenge</text:p>
          </table:table-cell>
          <table:table-cell table:style-name="Table1.B4" office:value-type="string">
            <text:p text:style-name="P14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40">Prereqs</text:p>
          </table:table-cell>
          <table:table-cell table:style-name="Table1.B4" office:value-type="string">
            <text:p text:style-name="P15">Knowledge of basic Linux commands</text:p>
          </table:table-cell>
        </table:table-row>
        <table:table-row table:style-name="Table1.1">
          <table:table-cell table:style-name="Table1.A2" office:value-type="string">
            <text:p text:style-name="P40">Narrative</text:p>
          </table:table-cell>
          <table:table-cell table:style-name="Table1.B4" office:value-type="string">
            <text:p text:style-name="P16"><text:s text:c="5"/><text:span text:style-name="T34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16"/>
            <text:p text:style-name="P3"><text:span text:style-name="T1"><text:s text:c="15"/></text:span><text:a xlink:type="simple" xlink:href="https://docs.python.org/2/library/idle.html" text:style-name="Internet_20_link" text:visited-style-name="Visited_20_Internet_20_Link"><text:span text:style-name="T18">IDLE documentation</text:span></text:a></text:p>
            <text:p text:style-name="P18"/>
            <text:p text:style-name="P3"><text:span text:style-name="T18"><text:s text:c="15"/></text:span><text:a xlink:type="simple" xlink:href="http://virtualenvwrapper.readthedocs.io/en/latest/" text:style-name="Internet_20_link" text:visited-style-name="Visited_20_Internet_20_Link"><text:span text:style-name="T19">virtualenvwrapper 4.7.1 documentation</text:span></text:a></text:p>
            <text:p text:style-name="P19"/>
            <text:p text:style-name="P3"><text:span text:style-name="T19"><text:s text:c="15"/></text:span><text:a xlink:type="simple" xlink:href="http://virtualenvwrapper.readthedocs.io/en/latest/command_ref.html" text:style-name="Internet_20_link" text:visited-style-name="Visited_20_Internet_20_Link"><text:span text:style-name="T19">virtaulenvwrapper command reference</text:span></text:a><text:span text:style-name="T19"> </text:span><text:span text:style-name="T20"><text:s/></text:span></text:p>
            <text:p text:style-name="P20"><text:s text:c="15"/>There’s also a virtualenvwrapper command cheatsheet in the class repository.</text:p>
            <text:p text:style-name="P20"/>
            <text:p text:style-name="P3"><text:span text:style-name="T20"><text:s text:c="5"/>After setting up your python environment, you will take a short quiz on python to assess what you rem</text:span><text:span text:style-name="T25">emb</text:span><text:span text:style-name="T20">er about the language. <text:s/>This initial quiz will be the only time that you are asked not to use the Internet or </text:span><text:span text:style-name="T21">talk to you classmates. <text:s/>The quiz assesses what you remember off the top of your head and does not affect your final score for the course (</text:span><text:span text:style-name="T25">so </text:span><text:span text:style-name="T21">no pressure). <text:s/></text:span><text:span text:style-name="T25">Your results are only seen by the instructor and we will review each question together as a class.</text:span></text:p>
          </table:table-cell>
        </table:table-row>
        <table:table-row table:style-name="Table1.1">
          <table:table-cell table:style-name="Table1.A1" office:value-type="string">
            <text:p text:style-name="P39"><text:span text:style-name="T33">Instructions</text:span> </text:p>
          </table:table-cell>
          <table:table-cell table:style-name="Table1.B5" office:value-type="string">
            <text:p text:style-name="P15">These instructions provide a complete step-by-step walk-through so there are no hints for this exercise.</text:p>
            <text:p text:style-name="P5"/>
            <text:p text:style-name="P23">Part 1 – Setting up the environment <text:span text:style-name="T35">(flag)</text:span></text:p>
            <text:p text:style-name="P17"/>
            <text:p text:style-name="P36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7"><text:s text:c="5"/></text:p>
            <text:p text:style-name="P36"><text:span text:style-name="T6"><text:s text:c="10"/></text:span><text:span text:style-name="T7">sudo apt-get install &lt;package&gt;</text:span><text:span text:style-name="T6"> </text:span></text:p>
            <text:p text:style-name="P36"><text:span text:style-name="T6"><text:s text:c="10"/></text:span><text:span text:style-name="T14">sudo apt-get install idle idle3</text:span></text:p>
            <text:p text:style-name="P8"/>
            <text:p text:style-name="P13">Note: We will install IDLE but you’re free to use your favorite IDE <text:span text:style-name="T33">or text editor </text:span>for the remainder of the course. <text:s text:c="3"/></text:p>
            <text:p text:style-name="P12"/>
            <text:p text:style-name="P2"><text:span text:style-name="T2"><text:s text:c="4"/></text:span><text:span text:style-name="T3">2) </text:span><text:span text:style-name="T2">Next, install </text:span><text:span text:style-name="T10">the current version of </text:span><text:span text:style-name="T2">setuptools </text:span><text:span text:style-name="T15">by </text:span><text:span text:style-name="T9">running th</text:span><text:span text:style-name="T15">e</text:span><text:span text:style-name="T9"> python script </text:span><text:span text:style-name="T15">ez_setup.py foun</text:span><text:span text:style-name="T17">d</text:span><text:span text:style-name="T15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8"/>
            <text:p text:style-name="P1"><text:span text:style-name="T2"><text:s text:c="4"/></text:span><text:span text:style-name="T3">3) Now that you have setuptools installed you </text:span><text:span text:style-name="T16">can</text:span><text:span text:style-name="T3"> install pip (python package manager) by typing:</text:span></text:p>
            <text:p text:style-name="P9"/>
            <text:p text:style-name="P1"><text:span text:style-name="T3"><text:s text:c="10"/></text:span><text:span text:style-name="T4">easy_install pip</text:span></text:p>
            <text:p text:style-name="P10"><text:s text:c="4"/></text:p>
            <text:p text:style-name="P10"><text:s text:c="4"/>4) Now using pip, install virtualenv and then virtualenvwrapper (in that order).</text:p>
            <text:p text:style-name="P10"/>
            <text:p text:style-name="P10"><text:s text:c="10"/>pip install virtualenv</text:p>
            <text:p text:style-name="P10"><text:s text:c="10"/>pip install virtualenvwrapper</text:p>
            <text:p text:style-name="P10"/>
            <text:p text:style-name="P1"><text:span text:style-name="T4"><text:s text:c="4"/></text:span><text:span text:style-name="T6">5) Create the following directory:</text:span></text:p>
            <text:p text:style-name="P6"/>
            <text:p text:style-name="P6"><text:s text:c="10"/>~/Projects</text:p>
            <text:p text:style-name="P6"/>
            <text:p text:style-name="P1"><text:span text:style-name="T4"><text:s text:c="4"/></text:span><text:span text:style-name="T6">6</text:span><text:span text:style-name="T4">) Lastly, set the following two environmental variables </text:span><text:span text:style-name="T6">(for virtualenvwrapper) </text:span><text:span text:style-name="T5">by entering </text:span><text:soft-page-break/><text:span text:style-name="T5">the following lines in your shell startup file. <text:s/>The startup file is:</text:span></text:p>
            <text:p text:style-name="P11"/>
            <text:p text:style-name="P11"><text:s text:c="10"/>~/.<text:span text:style-name="T39">bashrc</text:span> </text:p>
            <text:p text:style-name="P11"/>
            <text:p text:style-name="P11">Add these lines:</text:p>
            <text:p text:style-name="P11"/>
            <text:p text:style-name="P11"><text:s text:c="10"/>export WORKON_HOME=$HOME/.virtualenvs </text:p>
            <text:p text:style-name="P11"><text:s text:c="10"/>export PROJECT_HOME=$HOME/Projects</text:p>
            <text:p text:style-name="P1"><text:span text:style-name="T5"><text:s text:c="10"/></text:span><text:span text:style-name="T11">source /usr/local/bin/virtualenvwrapper.sh</text:span></text:p>
            <text:p text:style-name="P21"/>
            <text:p text:style-name="P22">Once complete, run the <text:span text:style-name="T36">env_check.pyc</text:span> script. <text:s/>If the script is able to validate your environment, it will award you a flag. <text:s/>The script will tell you what, if anything, fails to validate.</text:p>
            <text:p text:style-name="P22"/>
            <text:p text:style-name="P42"><text:span text:style-name="T11">P</text:span><text:span text:style-name="T1">art </text:span><text:span text:style-name="T24">2</text:span><text:span text:style-name="T1"> – Initial Quiz </text:span></text:p>
            <text:p text:style-name="P25"/>
            <text:p text:style-name="P27">1. Create a python virtual environment for taking the initial quiz.</text:p>
            <text:p text:style-name="P27"><text:s text:c="4"/>1a. <text:s/>Type the following <text:span text:style-name="T41">virtualenvwrapper </text:span>command:</text:p>
            <text:p text:style-name="P27"/>
            <text:p text:style-name="P27"><text:s text:c="20"/>$ mkproject Quiz</text:p>
            <text:p text:style-name="P27"/>
            <text:p text:style-name="P44"><text:span text:style-name="T26"><text:s text:c="4"/>This will create a new virtual environment inside a directory named ‘Quiz’ located in your ~/Projects directory (~/Projects/Quiz) and automatically cd to that directory. <text:s/>Your prompt should also </text:span><text:span text:style-name="T27">be prefixed with (Quiz) to indicate you’re working inside a virtual environment. <text:s/>If this did not happen, double check your environmental settings from part 1.</text:span></text:p>
            <text:p text:style-name="P29"/>
            <text:p text:style-name="P44"><text:span text:style-name="T26"><text:s text:c="4"/></text:span><text:span text:style-name="T27">1</text:span><text:span text:style-name="T26">b. <text:s/>Copy the following t</text:span><text:span text:style-name="T32">hree</text:span><text:span text:style-name="T26"> files from the class repository into your ‘</text:span><text:span text:style-name="T27">Quiz’ directory:</text:span></text:p>
            <text:p text:style-name="P29"/>
            <text:p text:style-name="P29"><text:s text:c="20"/>Ex1_2/requirements.txt</text:p>
            <text:p text:style-name="P29"><text:s text:c="20"/>Ex1_2/quiz_initial.pyc</text:p>
            <text:p text:style-name="P29"><text:s text:c="20"/><text:span text:style-name="T41">network</text:span></text:p>
            <text:p text:style-name="P29"/>
            <text:p text:style-name="P29"><text:s text:c="5"/>1c. Install the requirements by running the following command.</text:p>
            <text:p text:style-name="P29"/>
            <text:p text:style-name="P29"><text:s text:c="20"/>$ pip install -r requirements.txt</text:p>
            <text:p text:style-name="P29"/>
            <text:p text:style-name="P45"><text:span text:style-name="T26">2. <text:s/>At this point, help any classmates that are having problems. <text:s/>Once everyone has their virtual environment activated, the instructor will tell everyone to begin at the same time. <text:s/></text:span><text:span text:style-name="T28">Once instructed to do so, you will run the script titled ‘quiz_initial.pyc’.</text:span></text:p>
            <text:p text:style-name="P35"/>
            <text:p text:style-name="P45"><text:span text:style-name="T28"><text:s text:c="20"/></text:span><text:span text:style-name="T32">$ python quiz_initial.pyc</text:span></text:p>
            <text:p text:style-name="P47"/>
            <text:p text:style-name="P47">When prompted, enter your REAL LAST NAME. <text:s/>After reading the instructions, pause on that screen until told to proceed.</text:p>
            <text:p text:style-name="P35"/>
            <text:p text:style-name="P33">NOTE* <text:s/>If <text:span text:style-name="T42">the instructor informs the class to use an alternate IP/port for the classroom server, modify the file named ‘network’ accordingly. <text:s/></text:span>Save the IP on the first line and the port on the second.</text:p>
            <text:p text:style-name="P33"/>
            <text:p text:style-name="P41"><text:span text:style-name="T11">P</text:span><text:span text:style-name="T1">art </text:span><text:span text:style-name="T23">3</text:span><text:span text:style-name="T1"> – </text:span><text:span text:style-name="T22">Flags</text:span><text:span text:style-name="T1"> </text:span></text:p>
            <text:p text:style-name="P24"/>
            <text:p text:style-name="P26">1. Create a python virtual environment for <text:span text:style-name="T37">submitting flags to the CTF server</text:span>.</text:p>
            <text:p text:style-name="P26"><text:s text:c="4"/>1a. <text:s/><text:span text:style-name="T37">Change to your ~/Projects directory and t</text:span>ype the following command:</text:p>
            <text:p text:style-name="P26"/>
            <text:p text:style-name="P26"><text:s text:c="20"/>$ mkproject <text:span text:style-name="T37">Flags</text:span></text:p>
            <text:p text:style-name="P26"/>
            <text:p text:style-name="P43"><text:span text:style-name="T26"><text:s text:c="4"/>This will create a new virtual environment inside a directory named ‘</text:span><text:span text:style-name="T29">Flags</text:span><text:span text:style-name="T26">’ located in your ~/Projects directory (~/Projects/</text:span><text:span text:style-name="T29">Flags</text:span><text:span text:style-name="T26">) and automatically cd to that directory. <text:s/>Your prompt should also </text:span><text:span text:style-name="T27">be prefixed with (</text:span><text:span text:style-name="T29">Flags</text:span><text:span text:style-name="T27">) to indicate you’re working inside a virtual environment. <text:s/>If </text:span><text:soft-page-break/><text:span text:style-name="T27">this did not happen, double check your environmental settings from part 1.</text:span></text:p>
            <text:p text:style-name="P28"/>
            <text:p text:style-name="P43"><text:span text:style-name="T26"><text:s text:c="4"/></text:span><text:span text:style-name="T27">1</text:span><text:span text:style-name="T26">b. <text:s/>Copy the following </text:span><text:span text:style-name="T31">two </text:span><text:span text:style-name="T26">file</text:span><text:span text:style-name="T31">s</text:span><text:span text:style-name="T26"> from the class repository into your ‘</text:span><text:span text:style-name="T30">Flags</text:span><text:span text:style-name="T27">’ directory:</text:span></text:p>
            <text:p text:style-name="P28"/>
            <text:p text:style-name="P28"><text:s text:c="20"/>Ex1_<text:span text:style-name="T37">1</text:span>/<text:span text:style-name="T37">flag_checker</text:span>.pyc</text:p>
            <text:p text:style-name="P28"><text:s text:c="20"/><text:span text:style-name="T40">network</text:span></text:p>
            <text:p text:style-name="P28"/>
            <text:p text:style-name="P28"><text:s text:c="5"/>1c. Install the requirements by running the following command.</text:p>
            <text:p text:style-name="P28"/>
            <text:p text:style-name="P28"><text:s text:c="20"/>$ pip install <text:span text:style-name="T38">netifaces</text:span></text:p>
            <text:p text:style-name="P28"/>
            <text:p text:style-name="P30">Now you can submit the flags you’ve acquired so far like this:</text:p>
            <text:p text:style-name="P30"/>
            <text:p text:style-name="P30"><text:s text:c="20"/>$ python flag_checker -f &lt;flag&gt;</text:p>
            <text:p text:style-name="P30"/>
            <text:p text:style-name="P34">NOTE* <text:s/>The flag server will not be turned on until after the class re<text:span text:style-name="T41">views the initial quiz.</text:span></text:p>
            <text:p text:style-name="P34"/>
            <text:p text:style-name="P31">NOTE* <text:s/>If <text:span text:style-name="T40">the instructor informs the class to use an alternate IP/port for the flag server, simply open the file named ‘network’ and change the information.</text:span> <text:s/>Save the IP on the first line and the port on the second.</text:p>
            <text:p text:style-name="P30"><text:s/></text:p>
            <text:p text:style-name="P32"/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8</meta:editing-cycles>
    <meta:creation-date>2016-06-29T12:46:00</meta:creation-date>
    <dc:date>2016-10-05T09:38:14.194552823</dc:date>
    <meta:editing-duration>PT10H12M12S</meta:editing-duration>
    <meta:generator>LibreOffice/5.1.5.2$Linux_X86_64 LibreOffice_project/10$Build-2</meta:generator>
    <meta:document-statistic meta:table-count="1" meta:image-count="0" meta:object-count="0" meta:page-count="3" meta:paragraph-count="67" meta:word-count="775" meta:character-count="5517" meta:non-whitespace-character-count="4303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